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Input_2f_Output">
      <style:text-properties fo:color="#000000"/>
    </style:style>
    <style:style style:name="P9" style:family="paragraph" style:parent-style-name="Table_20_Contents">
      <style:paragraph-properties style:snap-to-layout-grid="false"/>
    </style:style>
    <style:style style:name="P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 style:family="paragraph" style:parent-style-name="Command">
      <style:paragraph-properties fo:margin-left="0.5in" fo:margin-right="0.5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language="en" fo:country="US" style:language-asian="zh" style:country-asian="CN" style:language-complex="hi" style:country-complex="IN"/>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00"/>
    </style:style>
    <style:style style:name="P17" style:family="paragraph" style:parent-style-name="Text_20_body">
      <style:text-properties fo:color="#000000" fo:language="en" fo:country="US" style:language-asian="zh" style:country-asian="CN" style:language-complex="hi" style:country-complex="IN"/>
    </style:style>
    <style:style style:name="P18" style:family="paragraph" style:parent-style-name="Standard">
      <style:paragraph-properties fo:line-height="0.139in"/>
    </style:style>
    <style:style style:name="P19" style:family="paragraph" style:parent-style-name="Command">
      <style:text-properties style:font-name="Courier New"/>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Standard">
      <style:paragraph-properties fo:margin-top="0.0799in" fo:margin-bottom="0.0799in" style:text-autospace="none" style:writing-mode="lr-tb"/>
      <style:text-properties fo:color="#000000" style:font-name="Times New Roman" style:font-name-complex="Times New Roman"/>
    </style:style>
    <style:style style:name="P24" style:family="paragraph" style:parent-style-name="Text_20_body" style:list-style-name="WW8Num8"/>
    <style:style style:name="P25" style:family="paragraph" style:parent-style-name="Heading_20_3">
      <style:text-properties fo:language="en" fo:country="US" style:language-asian="zh" style:country-asian="CN" style:language-complex="hi" style:country-complex="IN"/>
    </style:style>
    <style:style style:name="P26" style:family="paragraph" style:parent-style-name="Heading_20_3">
      <style:paragraph-properties fo:break-before="auto" fo:break-after="auto"/>
    </style:style>
    <style:style style:name="P27" style:family="paragraph" style:parent-style-name="Heading_20_2">
      <style:text-properties style:font-name="Arial"/>
    </style:style>
    <style:style style:name="P28" style:family="paragraph" style:parent-style-name="Heading_20_2">
      <style:text-properties style:font-name="Arial" fo:font-weight="bold" style:font-weight-asian="bold" style:font-weight-complex="normal"/>
    </style:style>
    <style:style style:name="P29" style:family="paragraph" style:parent-style-name="Heading_20_2">
      <style:text-properties fo:color="#000000"/>
    </style:style>
    <style:style style:name="P30" style:family="paragraph" style:parent-style-name="Heading_20_2">
      <style:paragraph-properties fo:break-before="auto" fo:break-after="auto"/>
    </style:style>
    <style:style style:name="P31" style:family="paragraph" style:parent-style-name="Contents_20_Heading" style:master-page-name="Standard">
      <style:paragraph-properties style:page-number="auto" fo:break-before="auto" fo:break-after="auto"/>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size="18pt" style:font-size-asian="18pt" style:font-size-complex="18pt"/>
    </style:style>
    <style:style style:name="P34" style:family="paragraph" style:parent-style-name="Heading_20_1">
      <style:paragraph-properties fo:break-before="page"/>
      <style:text-properties fo:color="#000000" fo:font-size="18pt" style:font-size-asian="18pt" style:font-size-complex="18pt"/>
    </style:style>
    <style:style style:name="P35" style:family="paragraph" style:parent-style-name="List_20_1" style:list-style-name="WW8Num21"/>
    <style:style style:name="P36" style:family="paragraph" style:parent-style-name="List_20_1" style:list-style-name="L1"/>
    <style:style style:name="P37" style:family="paragraph" style:parent-style-name="List_20_1" style:list-style-name="L2">
      <style:text-properties fo:font-weight="bold" style:font-weight-asian="bold" style:font-weight-complex="bold"/>
    </style:style>
    <style:style style:name="P38" style:family="paragraph" style:parent-style-name="List_20_1" style:list-style-name="L3">
      <style:text-properties fo:font-weight="bold" style:font-weight-asian="bold" style:font-weight-complex="bold"/>
    </style:style>
    <style:style style:name="P39" style:family="paragraph" style:parent-style-name="List_20_1" style:list-style-name="L4">
      <style:text-properties fo:font-weight="bold" style:font-weight-asian="bold" style:font-weight-complex="bold"/>
    </style:style>
    <style:style style:name="P40" style:family="paragraph" style:parent-style-name="List_20_1" style:list-style-name="L5">
      <style:text-properties fo:font-weight="bold" style:font-weight-asian="bold" style:font-weight-complex="bold"/>
    </style:style>
    <style:style style:name="P41" style:family="paragraph" style:parent-style-name="List_20_1" style:list-style-name="L6">
      <style:text-properties fo:font-weight="bold" style:font-weight-asian="bold" style:font-weight-complex="bold"/>
    </style:style>
    <style:style style:name="P42" style:family="paragraph" style:parent-style-name="List_20_1" style:list-style-name="L7">
      <style:text-properties fo:font-weight="bold" style:font-weight-asian="bold" style:font-weight-complex="bold"/>
    </style:style>
    <style:style style:name="P43" style:family="paragraph" style:parent-style-name="List_20_1" style:list-style-name="L8">
      <style:text-properties fo:font-weight="bold" style:font-weight-asian="bold" style:font-weight-complex="bold"/>
    </style:style>
    <style:style style:name="P44" style:family="paragraph" style:parent-style-name="List_20_1" style:list-style-name="L9">
      <style:text-properties fo:font-weight="bold" style:font-weight-asian="bold" style:font-weight-complex="bold"/>
    </style:style>
    <style:style style:name="P45" style:family="paragraph" style:parent-style-name="List_20_1" style:list-style-name="L10">
      <style:text-properties fo:font-weight="bold" style:font-weight-asian="bold" style:font-weight-complex="bold"/>
    </style:style>
    <style:style style:name="P46" style:family="paragraph" style:parent-style-name="List_20_1" style:list-style-name="L11">
      <style:text-properties fo:font-weight="bold" style:font-weight-asian="bold" style:font-weight-complex="bold"/>
    </style:style>
    <style:style style:name="P47" style:family="paragraph" style:parent-style-name="List_20_1" style:list-style-name="L12">
      <style:text-properties fo:font-weight="bold" style:font-weight-asian="bold" style:font-weight-complex="bold"/>
    </style:style>
    <style:style style:name="P48" style:family="paragraph" style:parent-style-name="List_20_1" style:list-style-name="L3">
      <style:text-properties fo:font-style="italic" fo:font-weight="bold" style:font-style-asian="italic" style:font-weight-asian="bold" style:font-style-complex="italic" style:font-weight-complex="bold"/>
    </style:style>
    <style:style style:name="P49" style:family="paragraph" style:parent-style-name="List_20_1" style:list-style-name="L4">
      <style:text-properties fo:font-style="italic" fo:font-weight="bold" style:font-style-asian="italic" style:font-weight-asian="bold" style:font-style-complex="italic" style:font-weight-complex="bold"/>
    </style:style>
    <style:style style:name="P50" style:family="paragraph" style:parent-style-name="List_20_1" style:list-style-name="L10">
      <style:text-properties fo:font-style="italic" fo:font-weight="bold" style:font-style-asian="italic" style:font-weight-asian="bold" style:font-style-complex="italic" style:font-weight-complex="bold"/>
    </style:style>
    <style:style style:name="P51" style:family="paragraph" style:parent-style-name="List_20_1" style:list-style-name="L6"/>
    <style:style style:name="P52" style:family="paragraph" style:parent-style-name="List_20_1" style:list-style-name="L10"/>
    <style:style style:name="P53" style:family="paragraph" style:parent-style-name="List_20_1" style:list-style-name="L12">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style:language-asian="zh" style:country-asian="CN" style:language-complex="hi" style:country-complex="IN"/>
    </style:style>
    <style:style style:name="T16" style:family="text">
      <style:text-properties fo:language="en" fo:country="US" fo:font-weight="normal" style:language-asian="zh" style:country-asian="CN" style:font-weight-asian="normal" style:language-complex="hi" style:country-complex="IN" style:font-weight-complex="normal"/>
    </style:style>
    <style:style style:name="T17"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8" style:family="text">
      <style:text-properties fo:color="#ff0000"/>
    </style:style>
    <style:style style:name="T19" style:family="text">
      <style:text-properties fo:color="#ff0000" fo:language="en" fo:country="US" fo:font-weight="normal" style:language-asian="zh" style:country-asian="CN" style:font-weight-asian="normal" style:language-complex="hi" style:country-complex="IN" style:font-weight-complex="normal"/>
    </style:style>
    <style:style style:name="T20" style:family="text">
      <style:text-properties style:font-name="Courier New1"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9pt" style:font-size-asian="9pt" style:font-size-complex="9pt"/>
    </style:style>
    <style:style style:name="T25"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1">Table of Contents</text:p>
            </text:index-title>
            <text:p text:style-name="P21">Introduction<text:tab/>4</text:p>
            <text:p text:style-name="P20">Purpose of this manual<text:tab/>4</text:p>
            <text:p text:style-name="P20">Conventions Used<text:tab/>4</text:p>
            <text:p text:style-name="P22">Example Commands<text:tab/>4</text:p>
            <text:p text:style-name="P22">Program Input/Output<text:tab/>4</text:p>
            <text:p text:style-name="P20">Common Parameters<text:tab/>4</text:p>
            <text:p text:style-name="P22">Integer<text:tab/>5</text:p>
            <text:p text:style-name="P22">Float<text:tab/>5</text:p>
            <text:p text:style-name="P22">Yes/No<text:tab/>5</text:p>
            <text:p text:style-name="P22">Filename<text:tab/>5</text:p>
            <text:p text:style-name="P22">Label<text:tab/>5</text:p>
            <text:p text:style-name="P22">Description<text:tab/>5</text:p>
            <text:p text:style-name="P21">Installing Biofilter<text:tab/>6</text:p>
            <text:p text:style-name="P20">Prerequisites<text:tab/>6</text:p>
            <text:p text:style-name="P20">Unpacking<text:tab/>6</text:p>
            <text:p text:style-name="P20">Configuration<text:tab/>6</text:p>
            <text:p text:style-name="P20">Compilation<text:tab/>7</text:p>
            <text:p text:style-name="P22">LOKI Setup<text:tab/>7</text:p>
            <text:p text:style-name="P22">Compiling Biofilter<text:tab/>8</text:p>
            <text:p text:style-name="P20">Installation<text:tab/>8</text:p>
            <text:p text:style-name="P20">Rebuilding the Database<text:tab/>8</text:p>
            <text:p text:style-name="P21">Using the Biofilter Application<text:tab/>9</text:p>
            <text:p text:style-name="P20">Configuration Parameters<text:tab/>9</text:p>
            <text:p text:style-name="P22">SETTINGS_DB<text:tab/>9</text:p>
            <text:p text:style-name="P22">MAX_GENE_COUNT<text:tab/>9</text:p>
            <text:p text:style-name="P22">RS_SOURCE<text:tab/>9</text:p>
            <text:p text:style-name="P22">MAP_SOURCE<text:tab/>10</text:p>
            <text:p text:style-name="P22">ADD_GROUP<text:tab/>10</text:p>
            <text:p text:style-name="P22">INCLUDE_GROUPS<text:tab/>10</text:p>
            <text:p text:style-name="P22">INCLUDE_GROUP_FILE<text:tab/>10</text:p>
            <text:p text:style-name="P22">INCLUDE_GROUP_NAMES<text:tab/>11</text:p>
            <text:p text:style-name="P22">INCLUDE_GROUP_NAME_FILE<text:tab/>11</text:p>
            <text:p text:style-name="P22">POPULATION<text:tab/>11</text:p>
            <text:p text:style-name="P22">GENE_BOUNDARY_EXTENSION<text:tab/>11</text:p>
            <text:p text:style-name="P22">REPORT_PREFIX<text:tab/>11</text:p>
            <text:p text:style-name="P22">IMPLICATION_IDX_DUPLICATE_WEIGHT<text:tab/>12</text:p>
            <text:p text:style-name="P22">BINARY_MODEL_ARCHIVE<text:tab/>12</text:p>
            <text:p text:style-name="P22">DISEASE_DEPENDENT_LEVEL<text:tab/>12</text:p>
            <text:p text:style-name="P22">GENOMIC_BUILD<text:tab/>12</text:p>
            <text:p text:style-name="P22">DETAILED_REPORTS<text:tab/>13</text:p>
            <text:p text:style-name="P22">MARKER_INFO_REPORT<text:tab/>13</text:p>
            <text:p text:style-name="P22">SNP_REPORT<text:tab/>13</text:p>
            <text:p text:style-name="P22">SNP_GENE_REPORT<text:tab/>13</text:p>
            <text:p text:style-name="P22">GENE_COVERAGE<text:tab/>13</text:p>
            <text:p text:style-name="P22">GENE_REPORT<text:tab/>14</text:p>
            <text:p text:style-name="P22">COVERAGE_RS<text:tab/>14</text:p>
            <text:p text:style-name="P22"><text:soft-page-break/>COVERAGE_MAP<text:tab/>14</text:p>
            <text:p text:style-name="P22">MINIMUM_IMPLICATION_INDEX<text:tab/>14</text:p>
            <text:p text:style-name="P22">MAX_SNP_MODEL_COUNT<text:tab/>15</text:p>
            <text:p text:style-name="P22">EXPORT_SNP_MODELS<text:tab/>15</text:p>
            <text:p text:style-name="P22">EXPORT_GENE_MODELS<text:tab/>15</text:p>
            <text:p text:style-name="P20">Optional Commands<text:tab/>15</text:p>
            <text:p text:style-name="P22">--help (-h)<text:tab/>16</text:p>
            <text:p text:style-name="P22">--sample-config (-S)<text:tab/>16</text:p>
            <text:p text:style-name="P22">--list-populations (-P)<text:tab/>16</text:p>
            <text:p text:style-name="P22">--report-gene-coverage<text:tab/>16</text:p>
            <text:p text:style-name="P22">--groups (-G) &lt;label|ALL&gt;<text:tab/>16</text:p>
            <text:p text:style-name="P22">--genes &lt;label|ALL&gt; &lt;label|ALL&gt;<text:tab/>16</text:p>
            <text:p text:style-name="P22">--ldspline<text:tab/>17</text:p>
            <text:p text:style-name="P20">Command-Line Options<text:tab/>17</text:p>
            <text:p text:style-name="P22">--DB &lt;filename&gt;<text:tab/>17</text:p>
            <text:p text:style-name="P22">--marker-info<text:tab/>17</text:p>
            <text:p text:style-name="P22">--binary (-b) &lt;Yes/No&gt;<text:tab/>17</text:p>
            <text:p text:style-name="P22">--detailed (-D)<text:tab/>17</text:p>
            <text:p text:style-name="P22">--cov-rs &lt;filename&gt;<text:tab/>18</text:p>
            <text:p text:style-name="P22">--cov-map &lt;filename&gt;<text:tab/>18</text:p>
            <text:p text:style-name="P22">--add-group (-d) &lt;filename&gt;<text:tab/>18</text:p>
            <text:p text:style-name="P22">--gene-file (-g) &lt;filename|ALL&gt;<text:tab/>18</text:p>
            <text:p text:style-name="P22">--list-genes<text:tab/>18</text:p>
            <text:p text:style-name="P22">--snp-report<text:tab/>18</text:p>
            <text:p text:style-name="P22">--map-snps-to-gene<text:tab/>18</text:p>
            <text:p text:style-name="P22">--build (-B) &lt;label&gt;<text:tab/>19</text:p>
            <text:p text:style-name="P22">--PREFIX &lt;label&gt;<text:tab/>19</text:p>
            <text:p text:style-name="P22">--snps (-s) &lt;filename&gt;<text:tab/>19</text:p>
            <text:p text:style-name="P22">--set-population (-p) &lt;label&gt;<text:tab/>19</text:p>
            <text:p text:style-name="P22">--gene-boundary &lt;integer&gt;<text:tab/>19</text:p>
            <text:p text:style-name="P22">--variants (-v) &lt;filename&gt;<text:tab/>19</text:p>
            <text:p text:style-name="P22">--write-models (-W) &lt;float&gt; &lt;integer&gt;<text:tab/>19</text:p>
            <text:p text:style-name="P22">--export-snp-models (-X) &lt;float&gt; &lt;integer&gt;<text:tab/>20</text:p>
            <text:p text:style-name="P21">Input File Formats<text:tab/>21</text:p>
            <text:p text:style-name="P20">Gene Aliases<text:tab/>21</text:p>
            <text:p text:style-name="P20">SNP List<text:tab/>21</text:p>
            <text:p text:style-name="P20">Variant List<text:tab/>21</text:p>
            <text:p text:style-name="P20">Custom Groups<text:tab/>22</text:p>
            <text:p text:style-name="P22">Group Definition<text:tab/>22</text:p>
            <text:p text:style-name="P22">Group File Format<text:tab/>22</text:p>
            <text:p text:style-name="P22">Examples<text:tab/>23</text:p>
            <text:p text:style-name="P21">Model Production<text:tab/>25</text:p>
            <text:p text:style-name="P20">Overview<text:tab/>25</text:p>
            <text:p text:style-name="P20">Calculation of Implication Index<text:tab/>25</text:p>
            <text:p text:style-name="P21">Output Files<text:tab/>27</text:p>
            <text:p text:style-name="P20">Marker Info Report<text:tab/>27</text:p>
            <text:p text:style-name="P20">Region Details Report<text:tab/>27</text:p>
            <text:p text:style-name="P20">SNP Report<text:tab/>28</text:p>
            <text:p text:style-name="P20">SNP/Gene Relationship Report<text:tab/>29</text:p>
            <text:p text:style-name="P20"><text:soft-page-break/>Gene/Gene Models<text:tab/>29</text:p>
            <text:p text:style-name="P20">Gene Definition<text:tab/>30</text:p>
            <text:p text:style-name="P20">SNP/SNP Models<text:tab/>31</text:p>
            <text:p text:style-name="P20">Gene Coverage Report<text:tab/>31</text:p>
            <text:p text:style-name="P20">Missing SNPs<text:tab/>32</text:p>
            <text:p text:style-name="P20">Group List<text:tab/>32</text:p>
            <text:p text:style-name="P20">Gene List<text:tab/>33</text:p>
            <text:p text:style-name="P20">Binary Files<text:tab/>33</text:p>
          </text:index-body>
        </text:table-of-content>
        <text:p text:style-name="Standard"/>
        <text:h text:style-name="P32"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0"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0"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26"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2">Additionally, lines may be suppressed in some very long files, as shown above by the </text:span></text:span><text:span text:style-name="Absatz-Standardschriftart"><text:span text:style-name="T20">(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33"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195114052" text:style-name="WW8Num21">
          <text:list-item>
            <text:p text:style-name="P35">A modern C++ compiler</text:p>
          </text:list-item>
          <text:list-item>
            <text:p text:style-name="P35">Boost Libraries for C++, version 1.46 or later</text:p>
          </text:list-item>
          <text:list-item>
            <text:p text:style-name="P35">SQLite, version 3.5.4 or later</text:p>
          </text:list-item>
          <text:list-item>
            <text:p text:style-name="P35">SOCI, with SQLite support compiled</text:p>
          </text:list-item>
          <text:list-item>
            <text:p text:style-name="P35">MySQL client libraries, version 5.1 or later (LOKI only)</text:p>
          </text:list-item>
          <text:list-item>
            <text:p text:style-name="P35">Python, version 2.6 or later (LOKI only)</text:p>
            <text:list>
              <text:list-item>
                <text:p text:style-name="P35">suds for Python, version 0.4 or later</text:p>
              </text:list-item>
              <text:list-item>
                <text:p text:style-name="P35">MySQLdb for Python</text:p>
              </text:list-item>
              <text:list-item>
                <text:p text:style-name="P35">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1">$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9">$ ./configure</text:p>
        <text:p text:style-name="P12">The configure script can also take a number of helpful options, some of which are detailed below:</text:p>
        <text:list xml:id="list1431819247" text:style-name="WW8Num8">
          <text:list-item>
            <text:p text:style-name="P24"><text:span text:style-name="T9">--help<text:line-break/></text:span><text:span text:style-name="T10">This option will list all of the available options that can be passed to the configure script.</text:span></text:p>
          </text:list-item>
          <text:list-item>
            <text:p text:style-name="P24"><text:soft-page-break/><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4"><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4"><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28"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0">Parameter</text:p>
            </table:table-cell>
            <table:table-cell table:style-name="Table1.B1" office:value-type="string">
              <text:p text:style-name="P10">Value</text:p>
            </table:table-cell>
          </table:table-row>
          <table:table-row table:style-name="Table1.1">
            <table:table-cell table:style-name="Table1.A2" office:value-type="string">
              <text:p text:style-name="P9">hostname</text:p>
            </table:table-cell>
            <table:table-cell table:style-name="Table1.B2" office:value-type="string">
              <text:p text:style-name="P9">localhost</text:p>
            </table:table-cell>
          </table:table-row>
          <table:table-row table:style-name="Table1.1">
            <table:table-cell table:style-name="Table1.A2" office:value-type="string">
              <text:p text:style-name="P9">username</text:p>
            </table:table-cell>
            <table:table-cell table:style-name="Table1.B2" office:value-type="string">
              <text:p text:style-name="P9">root</text:p>
            </table:table-cell>
          </table:table-row>
          <table:table-row table:style-name="Table1.1">
            <table:table-cell table:style-name="Table1.A2" office:value-type="string">
              <text:p text:style-name="P9">password</text:p>
            </table:table-cell>
            <table:table-cell table:style-name="Table1.B2" office:value-type="string">
              <text:p text:style-name="P9"/>
            </table:table-cell>
          </table:table-row>
          <table:table-row table:style-name="Table1.1">
            <table:table-cell table:style-name="Table1.A2" office:value-type="string">
              <text:p text:style-name="P9">database</text:p>
            </table:table-cell>
            <table:table-cell table:style-name="Table1.B2" office:value-type="string">
              <text:p text:style-name="P9">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3">During the compilation of Biofilter, the program is built and the LOKI database is generated (after the LOKI setup steps above), if desired. <text:s/>The command is:</text:p>
        <text:p text:style-name="Command">$ make</text:p>
        <text:h text:style-name="P27" text:outline-level="2">Installation</text:h>
        <text:p text:style-name="P1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2">If you only want to install Biofilter, you can type:</text:p>
        <text:p text:style-name="Command"># make install-exec</text:p>
        <text:p text:style-name="P12">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Standard">From this point, the user can re-run the compilation and installation steps to regenerate and reinstall the LOKI database. <text:s/>Note that the old LOKI database will <text:span text:style-name="T13">NOT</text:span><text:span text:style-name="T12"> be deleted from the installation directory, but the shortcut will be updated to the most recent database.</text:span></text:p>
        <text:h text:style-name="P32"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5"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5">Syntax: </text:span></text:span><text:span text:style-name="Absatz-Standardschriftart"><text:span text:style-name="T14">SETTINGS_DB filename</text:span></text:span></text:p>
        <text:p text:style-name="Input_2f_Output"><text:span text:style-name="Absatz-Standardschriftart"><text:span text:style-name="T15">SETTINGS_DB knowledge.bio</text:span></text:span></text:p>
        <text:p text:style-name="Text_20_body"><text:span text:style-name="Absatz-Standardschriftart"><text:span text:style-name="T15">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5">MAX_GENE_COUNT</text:span></text:span></text:h>
        <text:p text:style-name="Text_20_body"><text:span text:style-name="Absatz-Standardschriftart"><text:span text:style-name="T15">Syntax: </text:span></text:span><text:span text:style-name="Absatz-Standardschriftart"><text:span text:style-name="T14">MAX_GENE_COUNT integer</text:span></text:span></text:p>
        <text:p text:style-name="Input_2f_Output"><text:span text:style-name="Absatz-Standardschriftart"><text:span text:style-name="T16">MAX_GENE_COUNT 30</text:span></text:span></text:p>
        <text:p text:style-name="Text_20_body"><text:span text:style-name="Absatz-Standardschriftart"><text:span text:style-name="T16">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6">Note that this setting applies only to groups found in LOKI, and it will not restrict the size of groups loaded with the </text:span></text:span><text:span text:style-name="Absatz-Standardschriftart"><text:span text:style-name="T16"><text:bookmark-ref text:reference-format="text" text:ref-name="__RefHeading__58_1106887530">ADD_GROUP</text:bookmark-ref></text:span></text:span><text:span text:style-name="Absatz-Standardschriftart"><text:span text:style-name="T16"> configuration option.</text:span></text:span></text:p>
        <text:h text:style-name="Heading_20_3" text:outline-level="3"><text:bookmark text:name="__RefHeading__225_1106887530"/><text:span text:style-name="Absatz-Standardschriftart"><text:span text:style-name="T15">RS_SOURCE</text:span></text:span><text:bookmark-end text:name="__RefHeading__225_1106887530"/></text:h>
        <text:p text:style-name="Text_20_body"><text:span text:style-name="Absatz-Standardschriftart"><text:span text:style-name="T15">Syntax: </text:span></text:span><text:span text:style-name="Absatz-Standardschriftart"><text:span text:style-name="T14">RS_SOURCE filename</text:span></text:span></text:p>
        <text:p text:style-name="Input_2f_Output"><text:span text:style-name="Absatz-Standardschriftart"><text:span text:style-name="T16">RS_SOURCE Illumina-660Quad.txt</text:span></text:span></text:p>
        <text:p text:style-name="Text_20_body"><text:span text:style-name="Absatz-Standardschriftart"><text:span text:style-name="T16">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6">be a list of only unique SNP RS identification numbers (the “RS” prefix removed), as described in the input files section.</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5">MAP_SOURCE</text:span></text:span><text:bookmark-end text:name="__RefHeading__229_1106887530"/></text:h>
        <text:p text:style-name="Text_20_body"><text:span text:style-name="Absatz-Standardschriftart"><text:span text:style-name="T15">Syntax: </text:span></text:span><text:span text:style-name="Absatz-Standardschriftart"><text:span text:style-name="T14">MAP_SOURCE filename</text:span></text:span></text:p>
        <text:p text:style-name="Input_2f_Output"><text:span text:style-name="Absatz-Standardschriftart"><text:span text:style-name="T16">MAP_SOURCE variants.txt</text:span></text:span></text:p>
        <text:p text:style-name="Text_20_body"><text:span text:style-name="Absatz-Standardschriftart"><text:span text:style-name="T16">This option is similar to the </text:span></text:span><text:span text:style-name="Absatz-Standardschriftart"><text:span text:style-name="T16"><text:bookmark-ref text:reference-format="text" text:ref-name="__RefHeading__225_1106887530">RS_SOURCE</text:bookmark-ref></text:span></text:span><text:span text:style-name="Absatz-Standardschriftart"><text:span text:style-name="T16">, except that it allows the user to include variants that may not have actual RS numbers. <text:s/>The format of this file must be PLINK 4-column format, which we summarize in the </text:span></text:span><text:span text:style-name="Absatz-Standardschriftart"><text:span text:style-name="T16"><text:bookmark-ref text:reference-format="text" text:ref-name="__RefHeading__882_1106887530">Variant List</text:bookmark-ref></text:span></text:span><text:span text:style-name="Absatz-Standardschriftart"><text:span text:style-name="T16">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5">ADD_GROUP</text:span></text:span><text:bookmark-end text:name="__RefHeading__58_1106887530"/></text:h>
        <text:p text:style-name="Text_20_body"><text:span text:style-name="Absatz-Standardschriftart"><text:span text:style-name="T15">Syntax: </text:span></text:span><text:span text:style-name="Absatz-Standardschriftart"><text:span text:style-name="T14">ADD_GROUP filename</text:span></text:span></text:p>
        <text:p text:style-name="Input_2f_Output"><text:span text:style-name="Absatz-Standardschriftart"><text:span text:style-name="T16">ADD_GROUP new_group.txt</text:span></text:span></text:p>
        <text:p text:style-name="Text_20_body"><text:span text:style-name="Absatz-Standardschriftart"><text:span text:style-name="T16">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5">INCLUDE_GROUPS</text:span></text:span><text:bookmark-end text:name="__RefHeading__1125_1106887530"/></text:h>
        <text:p text:style-name="Text_20_body"><text:span text:style-name="Absatz-Standardschriftart"><text:span text:style-name="T16">Syntax: </text:span></text:span><text:span text:style-name="Absatz-Standardschriftart"><text:span text:style-name="T14">INCLUDE_GROUPS integer [integer] [...]</text:span></text:span></text:p>
        <text:p text:style-name="Input_2f_Output"><text:span text:style-name="Absatz-Standardschriftart"><text:span text:style-name="T16">INCLUDE_GROUPS 1 1453</text:span></text:span></text:p>
        <text:p text:style-name="Text_20_body"><text:span text:style-name="Absatz-Standardschriftart"><text:span text:style-name="T16">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6">This option is especially helpful in limiting Biofilter to a specific list of databases. <text:s/>These IDs can be found in the </text:span></text:span><text:span text:style-name="Absatz-Standardschriftart"><text:span text:style-name="T16"><text:bookmark-ref text:reference-format="text" text:ref-name="__RefHeading__2600_1106887530">Gene Definition</text:bookmark-ref></text:span></text:span><text:span text:style-name="Absatz-Standardschriftart"><text:span text:style-name="T16"> report</text:span></text:span><text:span text:style-name="Absatz-Standardschriftart"><text:span text:style-name="T19">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5">INCLUDE_GROUP_FILE</text:span></text:span></text:h>
        <text:p text:style-name="Text_20_body"><text:span text:style-name="Absatz-Standardschriftart"><text:span text:style-name="T15">Syntax: </text:span></text:span><text:span text:style-name="Absatz-Standardschriftart"><text:span text:style-name="T14">INCLUDE_GROUP_FILE filename</text:span></text:span></text:p>
        <text:p text:style-name="Input_2f_Output"><text:span text:style-name="Absatz-Standardschriftart"><text:span text:style-name="T16">INCLUDE_GROUP_FILE group_ids.txt</text:span></text:span></text:p>
        <text:p text:style-name="Text_20_body"><text:soft-page-break/><text:span text:style-name="Absatz-Standardschriftart"><text:span text:style-name="T16">This option is provided as a convenient alternative to the </text:span></text:span><text:span text:style-name="Absatz-Standardschriftart"><text:span text:style-name="T16"><text:bookmark-ref text:reference-format="text" text:ref-name="__RefHeading__1125_1106887530">INCLUDE_GROUPS</text:bookmark-ref></text:span></text:span><text:span text:style-name="Absatz-Standardschriftart"><text:span text:style-name="T16">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5">INCLUDE_GROUP_NAMES</text:span></text:span><text:bookmark-end text:name="__RefHeading__1253_1106887530"/></text:h>
        <text:p text:style-name="Text_20_body"><text:span text:style-name="Absatz-Standardschriftart"><text:span text:style-name="T15">Syntax: </text:span></text:span><text:span text:style-name="Absatz-Standardschriftart"><text:span text:style-name="T14">INCLUDE_GROUP_NAMES label [label] [...]</text:span></text:span></text:p>
        <text:p text:style-name="Input_2f_Output"><text:span text:style-name="Absatz-Standardschriftart"><text:span text:style-name="T16">INCLUDE_GROUP_NAMES<text:tab/> </text:span></text:span><text:span text:style-name="Absatz-Standardschriftart"><text:span text:style-name="T7">GO:0003674 hsa00010 Pfam</text:span></text:span></text:p>
        <text:p text:style-name="Text_20_body"><text:span text:style-name="Absatz-Standardschriftart"><text:span text:style-name="T15">This option allows the user to limit the search to groups as in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5">INCLUDE_GROUP_NAME_FILE</text:span></text:span></text:h>
        <text:p text:style-name="Text_20_body"><text:span text:style-name="Absatz-Standardschriftart"><text:span text:style-name="T15">Syntax: </text:span></text:span><text:span text:style-name="Absatz-Standardschriftart"><text:span text:style-name="T14">INCLUDE_GROUP_NAME_FILE filename</text:span></text:span></text:p>
        <text:p text:style-name="Input_2f_Output"><text:span text:style-name="Absatz-Standardschriftart"><text:span text:style-name="T16">INCLUDE_GROUP_NAME_FILE group_names.txt</text:span></text:span></text:p>
        <text:p text:style-name="Text_20_body"><text:span text:style-name="Absatz-Standardschriftart"><text:span text:style-name="T16">Again, as above, this option is provided as an alternative to the </text:span></text:span><text:span text:style-name="Absatz-Standardschriftart"><text:span text:style-name="T16"><text:bookmark-ref text:reference-format="text" text:ref-name="__RefHeading__1253_1106887530">INCLUDE_GROUP_NAMES</text:bookmark-ref></text:span></text:span><text:span text:style-name="Absatz-Standardschriftart"><text:span text:style-name="T16">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5">POPULATION</text:span></text:span><text:bookmark-end text:name="__RefHeading__227_1106887530"/></text:h>
        <text:p text:style-name="Text_20_body"><text:span text:style-name="Absatz-Standardschriftart"><text:span text:style-name="T15">Syntax: </text:span></text:span><text:span text:style-name="Absatz-Standardschriftart"><text:span text:style-name="T14">POPULATION label</text:span></text:span></text:p>
        <text:p text:style-name="Input_2f_Output"><text:span text:style-name="Absatz-Standardschriftart"><text:span text:style-name="T16">POPULATION NO-LD</text:span></text:span></text:p>
        <text:p text:style-name="Text_20_body"><text:span text:style-name="Absatz-Standardschriftart"><text:span text:style-name="T16">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5">GENE_BOUNDARY_EXTENSION</text:span></text:span><text:bookmark-end text:name="__RefHeading__64_1106887530"/></text:h>
        <text:p text:style-name="Text_20_body"><text:span text:style-name="Absatz-Standardschriftart"><text:span text:style-name="T15">Syntax: </text:span></text:span><text:span text:style-name="Absatz-Standardschriftart"><text:span text:style-name="T14">GENE_BOUNDARY_EXTENSION integer</text:span></text:span></text:p>
        <text:p text:style-name="Input_2f_Output"><text:span text:style-name="Absatz-Standardschriftart"><text:span text:style-name="T16">GENE_BOUNDARY_EXTENSION 1000</text:span></text:span></text:p>
        <text:p text:style-name="Text_20_body"><text:span text:style-name="Absatz-Standardschriftart"><text:span text:style-name="T16">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5">REPORT_PREFIX</text:span></text:span><text:bookmark-end text:name="__RefHeading__62_1106887530"/></text:h>
        <text:p text:style-name="Text_20_body"><text:span text:style-name="Absatz-Standardschriftart"><text:span text:style-name="T15">Syntax: </text:span></text:span><text:span text:style-name="Absatz-Standardschriftart"><text:span text:style-name="T14">REPORT_BOUNDARY label</text:span></text:span></text:p>
        <text:p text:style-name="Input_2f_Output"><text:span text:style-name="Absatz-Standardschriftart"><text:span text:style-name="T16">REPORT_PREFIX myReport</text:span></text:span></text:p>
        <text:p text:style-name="Text_20_body"><text:span text:style-name="Absatz-Standardschriftart"><text:span text:style-name="T15">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5">IMPLICATION_IDX_DUPLICATE_WEIGHT</text:span></text:span><text:bookmark-end text:name="__RefHeading__24801_607574221"/></text:h>
        <text:p text:style-name="Text_20_body"><text:span text:style-name="Absatz-Standardschriftart"><text:span text:style-name="T15">Syntax: </text:span></text:span><text:span text:style-name="Absatz-Standardschriftart"><text:span text:style-name="T14">IMPLICATION_IDX_DUPLICATE_WIEGHT float</text:span></text:span></text:p>
        <text:p text:style-name="Input_2f_Output"><text:span text:style-name="Absatz-Standardschriftart"><text:span text:style-name="T16">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5">BINARY_MODEL_ARCHIVE</text:span></text:span><text:bookmark-end text:name="__RefHeading__51_1106887530"/></text:h>
        <text:p text:style-name="Text_20_body"><text:span text:style-name="Absatz-Standardschriftart"><text:span text:style-name="T15">Syntax: </text:span></text:span><text:span text:style-name="Absatz-Standardschriftart"><text:span text:style-name="T14">BINARY_MODEL_ARCHIVE Yes/No</text:span></text:span></text:p>
        <text:p text:style-name="Input_2f_Output"><text:span text:style-name="Absatz-Standardschriftart"><text:span text:style-name="T16">BINARY_MODEL_ARCHIVE No</text:span></text:span></text:p>
        <text:p text:style-name="P16">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6">See also: <text:bookmark-ref text:reference-format="text" text:ref-name="__RefHeading__8600_607574221">Binary Files</text:bookmark-ref></text:p>
        <text:h text:style-name="Heading_20_3" text:outline-level="3"><text:span text:style-name="Absatz-Standardschriftart"><text:span text:style-name="T15">DISEASE_DEPENDENT_LEVEL</text:span></text:span></text:h>
        <text:p text:style-name="Text_20_body"><text:span text:style-name="Absatz-Standardschriftart"><text:span text:style-name="T15">Syntax: </text:span></text:span><text:span text:style-name="Absatz-Standardschriftart"><text:span text:style-name="T14">DISEASE_DEPENDENT_LEVEL <text:s text:c="2"/>ALL_MODELS/GROUP_LEVEL/DD_ONLY</text:span></text:span></text:p>
        <text:p text:style-name="Input_2f_Output"><text:span text:style-name="Absatz-Standardschriftart"><text:span text:style-name="T16">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1717815676" text:style-name="L1">
          <text:list-item>
            <text:p text:style-name="P36"><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36"><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36"><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5">GENOMIC_BUILD</text:span></text:span><text:bookmark-end text:name="__RefHeading__223_1106887530"/></text:h>
        <text:p text:style-name="Text_20_body"><text:span text:style-name="Absatz-Standardschriftart"><text:span text:style-name="T15">Syntax: </text:span></text:span><text:span text:style-name="Absatz-Standardschriftart"><text:span text:style-name="T14">GENOMIC_BUILD string</text:span></text:span></text:p>
        <text:p text:style-name="Input_2f_Output"><text:span text:style-name="Absatz-Standardschriftart"><text:span text:style-name="T16">GENOMIC_BUILD 37</text:span></text:span></text:p>
        <text:p text:style-name="Text_20_body"><text:soft-page-break/><text:span text:style-name="Absatz-Standardschriftart"><text:span text:style-name="T16">This setting tells Biofilter the build of the genome that the input data is based on. <text:s/>This is especially important for input that is based on position, as in the </text:span></text:span><text:span text:style-name="Absatz-Standardschriftart"><text:span text:style-name="T16"><text:bookmark-ref text:reference-format="text" text:ref-name="__RefHeading__229_1106887530">MAP_SOURCE</text:bookmark-ref></text:span></text:span><text:span text:style-name="Absatz-Standardschriftart"><text:span text:style-name="T16">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5">DETAILED_REPORTS</text:span></text:span><text:bookmark-end text:name="__RefHeading__106_1106887530"/></text:h>
        <text:p text:style-name="Text_20_body"><text:span text:style-name="Absatz-Standardschriftart"><text:span text:style-name="T15">Syntax: </text:span></text:span><text:span text:style-name="Absatz-Standardschriftart"><text:span text:style-name="T14">DETAILED_REGeneGeneModelPORTS Yes/No</text:span></text:span></text:p>
        <text:p text:style-name="Input_2f_Output"><text:span text:style-name="Absatz-Standardschriftart"><text:span text:style-name="T16">DETAILED_REPORTS On</text:span></text:span></text:p>
        <text:p text:style-name="Text_20_body"><text:span text:style-name="Absatz-Standardschriftart"><text:span text:style-name="T16">When this option is set to “On”, Biofilter will add in more details in the output reports. <text:s/>See the </text:span></text:span><text:span text:style-name="Absatz-Standardschriftart"><text:span text:style-name="T16"><text:bookmark-ref text:reference-format="text" text:ref-name="__RefHeading__17414_607574221">Output Files</text:bookmark-ref></text:span></text:span><text:span text:style-name="Absatz-Standardschriftart"><text:span text:style-name="T16"> section for more information on what information is included only in the detailed reports.</text:span></text:span></text:p>
        <text:h text:style-name="Heading_20_3" text:outline-level="3"><text:bookmark text:name="__RefHeading__84_1106887530"/><text:span text:style-name="Absatz-Standardschriftart"><text:span text:style-name="T15">MARKER_INFO_REPORT</text:span></text:span><text:bookmark-end text:name="__RefHeading__84_1106887530"/></text:h>
        <text:p text:style-name="Text_20_body"><text:span text:style-name="Absatz-Standardschriftart"><text:span text:style-name="T15">Syntax: </text:span></text:span><text:span text:style-name="Absatz-Standardschriftart"><text:span text:style-name="T14">MARKER_INFO_REPORT Yes/No</text:span></text:span></text:p>
        <text:p text:style-name="Input_2f_Output"><text:span text:style-name="Absatz-Standardschriftart"><text:span text:style-name="T16">MARKER_INFO_REPORT On</text:span></text:span></text:p>
        <text:p text:style-name="Text_20_body"><text:span text:style-name="Absatz-Standardschriftart"><text:span text:style-name="T16">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5">SNP_REPORT</text:span></text:span><text:bookmark-end text:name="__RefHeading__181_1106887530"/></text:h>
        <text:p text:style-name="Text_20_body"><text:span text:style-name="Absatz-Standardschriftart"><text:span text:style-name="T15">Syntax: </text:span></text:span><text:span text:style-name="Absatz-Standardschriftart"><text:span text:style-name="T14">SNP_REPORT Yes/No</text:span></text:span></text:p>
        <text:p text:style-name="Input_2f_Output"><text:span text:style-name="Absatz-Standardschriftart"><text:span text:style-name="T16">SNP_REPORT On</text:span></text:span></text:p>
        <text:p text:style-name="Text_20_body"><text:span text:style-name="Absatz-Standardschriftart"><text:span text:style-name="T15">When this option is “On”, Biofilter will produce a report which lists all of the SNPs used by Biofilter along with any genes that contain the given SNP.</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5">SNP_GENE_REPORT</text:span></text:span><text:bookmark-end text:name="__RefHeading__108_1106887530"/></text:h>
        <text:p text:style-name="Text_20_body"><text:span text:style-name="Absatz-Standardschriftart"><text:span text:style-name="T15">Syntax: </text:span></text:span><text:span text:style-name="Absatz-Standardschriftart"><text:span text:style-name="T14">SNP_GENE_REPORT Yes/No</text:span></text:span></text:p>
        <text:p text:style-name="Input_2f_Output"><text:span text:style-name="Absatz-Standardschriftart"><text:span text:style-name="T16">SNP_GENE_REPORT On</text:span></text:span></text:p>
        <text:p text:style-name="Text_20_body"><text:span text:style-name="Absatz-Standardschriftart"><text:span text:style-name="T16">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5">GENE_COVERAGE</text:span></text:span><text:bookmark-end text:name="__RefHeading__110_1106887530"/></text:h>
        <text:p text:style-name="Text_20_body"><text:span text:style-name="Absatz-Standardschriftart"><text:span text:style-name="T15">Syntax: </text:span></text:span><text:span text:style-name="Absatz-Standardschriftart"><text:span text:style-name="T14">GENE_COVERAGE filename|ALL</text:span></text:span></text:p>
        <text:p text:style-name="Input_2f_Output"><text:span text:style-name="Absatz-Standardschriftart"><text:span text:style-name="T16">GENE_COVERAGE gene_list.txt</text:span></text:span></text:p>
        <text:p text:style-name="P17"><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7">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5">GENE_REPORT</text:span></text:span><text:bookmark-end text:name="__RefHeading__144_1106887530"/></text:h>
        <text:p text:style-name="Text_20_body"><text:span text:style-name="Absatz-Standardschriftart"><text:span text:style-name="T15">Syntax: </text:span></text:span><text:span text:style-name="Absatz-Standardschriftart"><text:span text:style-name="T14">GENE_REPORT Yes/No</text:span></text:span></text:p>
        <text:p text:style-name="Input_2f_Output"><text:span text:style-name="Absatz-Standardschriftart"><text:span text:style-name="T16">GENE_REPORT On</text:span></text:span></text:p>
        <text:p text:style-name="Text_20_body"><text:span text:style-name="Absatz-Standardschriftart"><text:span text:style-name="T16">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5">COVERAGE_RS</text:span></text:span><text:bookmark-end text:name="__RefHeading__112_1106887530"/></text:h>
        <text:p text:style-name="Text_20_body"><text:span text:style-name="Absatz-Standardschriftart"><text:span text:style-name="T15">Syntax: </text:span></text:span><text:span text:style-name="Absatz-Standardschriftart"><text:span text:style-name="T14">COVERAGE_RS filename</text:span></text:span></text:p>
        <text:p text:style-name="Input_2f_Output"><text:span text:style-name="Absatz-Standardschriftart"><text:span text:style-name="T16">COVERAGE_RS rs_ids.txt</text:span></text:span></text:p>
        <text:p text:style-name="P17">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5">COVERAGE_MAP</text:span></text:span><text:bookmark-end text:name="__RefHeading__142_1106887530"/></text:h>
        <text:p text:style-name="Text_20_body"><text:span text:style-name="Absatz-Standardschriftart"><text:span text:style-name="T15">Syntax: </text:span></text:span><text:span text:style-name="Absatz-Standardschriftart"><text:span text:style-name="T14">COVERAGE_MAP filename</text:span></text:span></text:p>
        <text:p text:style-name="Input_2f_Output"><text:span text:style-name="Absatz-Standardschriftart"><text:span text:style-name="T16">COVERAGE_MAP map_ids.txt</text:span></text:span></text:p>
        <text:p text:style-name="P17">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5">MINIMUM_IMPLICATION_INDEX</text:span></text:span><text:bookmark-end text:name="__RefHeading__80_1106887530"/></text:h>
        <text:p text:style-name="Text_20_body"><text:span text:style-name="Absatz-Standardschriftart"><text:span text:style-name="T15">Syntax: </text:span></text:span><text:span text:style-name="Absatz-Standardschriftart"><text:span text:style-name="T14">MINIMUM_IMPLICATION_INDEX float</text:span></text:span></text:p>
        <text:p text:style-name="Input_2f_Output"><text:span text:style-name="Absatz-Standardschriftart"><text:span text:style-name="T16">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5">MAX_SNP_MODEL_COUNT</text:span></text:span><text:bookmark-end text:name="__RefHeading__82_1106887530"/></text:h>
        <text:p text:style-name="Text_20_body"><text:span text:style-name="Absatz-Standardschriftart"><text:span text:style-name="T15">Syntax: </text:span></text:span><text:span text:style-name="Absatz-Standardschriftart"><text:span text:style-name="T14">MAX_SNP_MODEL_COUNT integer</text:span></text:span></text:p>
        <text:p text:style-name="Input_2f_Output"><text:span text:style-name="Absatz-Standardschriftart"><text:span text:style-name="T16">MAX_SNP_MODEL_COUNT 1500</text:span></text:span></text:p>
        <text:p text:style-name="Text_20_body"><text:span text:style-name="Absatz-Standardschriftart"><text:span text:style-name="T16">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5">EXPORT_SNP_MODELS</text:span></text:span><text:bookmark-end text:name="__RefHeading__231_1106887530"/></text:h>
        <text:p text:style-name="Text_20_body"><text:span text:style-name="Absatz-Standardschriftart"><text:span text:style-name="T15">Syntax: </text:span></text:span><text:span text:style-name="Absatz-Standardschriftart"><text:span text:style-name="T14">EXPORT_SNP_MODELS Yes/No</text:span></text:span></text:p>
        <text:p text:style-name="Input_2f_Output"><text:span text:style-name="Absatz-Standardschriftart"><text:span text:style-name="T15">EXPORT_SNP_MODELS On</text:span></text:span></text:p>
        <text:p text:style-name="Text_20_body"><text:span text:style-name="Absatz-Standardschriftart"><text:span text:style-name="T15">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5"><text:bookmark-ref text:reference-format="text" text:ref-name="__RefHeading__84_1106887530">MARKER_INFO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5">EXPORT_GENE_MODELS</text:span></text:span><text:bookmark-end text:name="__RefHeading__78_1106887530"/></text:h>
        <text:p text:style-name="Text_20_body"><text:span text:style-name="Absatz-Standardschriftart"><text:span text:style-name="T15">Syntax: </text:span></text:span><text:span text:style-name="Absatz-Standardschriftart"><text:span text:style-name="T14">EXPORT_GENE_MODELS Yes/No</text:span></text:span></text:p>
        <text:p text:style-name="Input_2f_Output"><text:span text:style-name="Absatz-Standardschriftart"><text:span text:style-name="T16">EXPORT_GENE_MODELS On</text:span></text:span></text:p>
        <text:p text:style-name="Text_20_body"><text:span text:style-name="Absatz-Standardschriftart"><text:span text:style-name="T16">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6"><text:bookmark-ref text:reference-format="text" text:ref-name="__RefHeading__144_1106887530">GENE_REPORT</text:bookmark-ref></text:span></text:span><text:span text:style-name="Absatz-Standardschriftart"><text:span text:style-name="T16"> will also be enabl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3" text:outline-level="3"><text:span text:style-name="Absatz-Standardschriftart">--ldspline</text:span></text:h>
        <text:p text:style-name="Text_20_body"><text:span text:style-name="Absatz-Standardschriftart"><text:span text:style-name="T18">Unknown function</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4"><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oft-page-break/><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pan><text:span text:style-name="Absatz-Standardschriftart"><text:bookmark-ref text:reference-format="text" text:ref-name="__RefHeading__181_1106887530">SNP_REPORT</text:bookmark-ref></text:span><text:span text:style-name="Absatz-Standardschrifta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text:span><text:span text:style-name="Absatz-Standardschriftart"><text:bookmark-ref text:reference-format="text" text:ref-name="__RefHeading__108_1106887530">SNP_GENE_REPORT</text:bookmark-ref></text:span><text:span text:style-name="Absatz-Standardschriftart"> to “ON”, overriding this setting from the configuration file.</text:span></text:p>
        <text:h text:style-name="Heading_20_3" text:outline-level="3"><text:soft-page-break/><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32"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8">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8">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2">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3">“Source Name”</text:span><text:span text:style-name="T12">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2">The </text:span><text:span text:style-name="T13">“Source Type”</text:span><text:span text:style-name="T12"> defines the type of information contained within this custom collection of groups. <text:s/>This value must be a string taking one of the following values:</text:span></text:p>
        <text:list xml:id="list1520607527" text:style-name="L2">
          <text:list-item>
            <text:p text:style-name="P37">DISEASE_INDEPENDENT<text:line-break/><text:span text:style-name="T12">This option is for a collection of groups that is not related to any particular disease.</text:span></text:p>
          </text:list-item>
          <text:list-item>
            <text:p text:style-name="P37">DISEASE_DEPENDENT<text:line-break/><text:span text:style-name="T12">This option is for a collection of groups that is related to a particular disease of interest.</text:span></text:p>
          </text:list-item>
          <text:list-item>
            <text:p text:style-name="P37">GENE_COLLECTION</text:p>
          </text:list-item>
          <text:list-item>
            <text:p text:style-name="P37">SNP_COLLECTION</text:p>
          </text:list-item>
        </text:list>
        <text:p text:style-name="Text_20_body"><text:soft-page-break/>The <text:span text:style-name="T13">“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3">“Name”</text:span><text:span text:style-name="T12"> must be a string with no spaces, and it must be unique from any other group name defined within the current custom group file. <text:s/>This name can be used to identify the current group as a child of another group.</text:span></text:p>
        <text:p text:style-name="Text_20_body"><text:span text:style-name="T12">The </text:span><text:span text:style-name="T13">“Description”</text:span><text:span text:style-name="T12"> is an optional string used to describe the group.</text:span></text:p>
        <text:h text:style-name="Heading_20_4" text:outline-level="4">CHILDREN [group] [group]+</text:h>
        <text:p text:style-name="P15">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34" text:outline-level="1"><text:bookmark text:name="__RefHeading__4075_607574221"/>Model Production<text:bookmark-end text:name="__RefHeading__4075_607574221"/></text:h>
        <text:h text:style-name="P29" text:outline-level="2">Overview</text:h>
        <text:p text:style-name="P16">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6">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6">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23">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6"><text:span text:style-name="T11">Users can provide a set of SNPs that reflect the platform on which their analysis will be run. This can be a GWAS platform such as Illumina Human 1M-DUo BeadChip or one designed for the user’s specific study (see Input File Formats: </text:span><text:span text:style-name="T11"><text:bookmark-ref text:reference-format="text" text:ref-name="__RefHeading__541_1106887530">SNP List</text:bookmark-ref></text:span><text:span text:style-name="T11"> and </text:span><text:span text:style-name="T11"><text:bookmark-ref text:reference-format="text" text:ref-name="__RefHeading__882_1106887530">Variant List</text:bookmark-ref></text:span><text:span text:style-name="T11">). <text:s text:c="2"/>If a SNP in the input file does not exist according to Biofilter, it is ignored in the analysis and added to the </text:span><text:span text:style-name="T11"><text:bookmark-ref text:reference-format="text" text:ref-name="__RefHeading__6966_2006864917">Missing SNPs</text:bookmark-ref></text:span><text:span text:style-name="T11">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33"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3">marker-info.map</text:span></text:p>
        <text:p text:style-name="Text_20_body"><text:span text:style-name="T12">This file gives the list of all SNPs used in the generation of models in Biofilter. <text:s/>When generating SNP/SNP models, this file will always be produced, regardless of the </text:span><text:span text:style-name="T12"><text:bookmark-ref text:reference-format="text" text:ref-name="__RefHeading__84_1106887530">MARKER_INFO_REPORT</text:bookmark-ref></text:span><text:span text:style-name="T12"> configuration setting. <text:s/>The file is a tab-delimited text file with the following columns:</text:span></text:p>
        <text:list xml:id="list1951782295" text:style-name="L3">
          <text:list-item>
            <text:p text:style-name="P38">ID<text:line-break/><text:span text:style-name="T12">This column lists the unique identifier for the given marker. <text:s/>Typically, this is an RSID, but if using </text:span><text:span text:style-name="T12"><text:bookmark-ref text:reference-format="text" text:ref-name="__RefHeading__229_1106887530">MAP_SOURCE</text:bookmark-ref></text:span><text:span text:style-name="T12">, this is the ID given in the input file.</text:span></text:p>
          </text:list-item>
          <text:list-item>
            <text:p text:style-name="P38">Chrom<text:line-break/><text:span text:style-name="T12">The chromosome of the marker.</text:span></text:p>
          </text:list-item>
          <text:list-item>
            <text:p text:style-name="P38">Pos<text:line-break/><text:span text:style-name="T12">The base pair location of the marker.</text:span></text:p>
          </text:list-item>
          <text:list-item>
            <text:p text:style-name="P38">Index<text:span text:style-name="T12"><text:line-break/>This column lists the internal index of the marker. <text:s/>This is used in the SNP/SNP model report, as seen in the </text:span><text:span text:style-name="T12"><text:bookmark-ref text:reference-format="text" text:ref-name="__RefHeading__2835_1106887530">SNP/SNP Models</text:bookmark-ref></text:span><text:span text:style-name="T12"> section.</text:span></text:p>
          </text:list-item>
          <text:list-item>
            <text:p text:style-name="P48">Role<text:span text:style-name="T22"> </text:span><text:span text:style-name="T23">(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3">gene-report.csv</text:span></text:p>
        <text:p text:style-name="P16">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468634112" text:style-name="L4">
          <text:list-item>
            <text:p text:style-name="P39">Gene Name<text:line-break/><text:span text:style-name="T12">The first column holds the canonical name of the gene.</text:span></text:p>
          </text:list-item>
          <text:list-item>
            <text:p text:style-name="P39">Chrom<text:line-break/>T<text:span text:style-name="T12">he second column lists the chromosome that the gene can be found on.</text:span></text:p>
          </text:list-item>
          <text:list-item>
            <text:p text:style-name="P39">Eff. Start, Eff. Stop<text:line-break/><text:span text:style-name="T12">Columns 3 and 4 list the population-specific base pair boundaries of the gene being looked at.</text:span></text:p>
          </text:list-item>
          <text:list-item>
            <text:p text:style-name="P39">True Start, True Stop<text:line-break/><text:span text:style-name="T12">Columns 5 and 6 list the canonical (NO-LD population) base pair boundaries of the gene.</text:span></text:p>
          </text:list-item>
          <text:list-item>
            <text:p text:style-name="P39">Alias List<text:line-break/><text:span text:style-name="T12">Column 7 lists all available aliases of the gene, separated by a colon (:). <text:s/>Note that ambiguous aliases are listed in this list.</text:span></text:p>
          </text:list-item>
          <text:list-item>
            <text:p text:style-name="P49">SNPs<text:span text:style-name="T23">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3">snp-report.csv</text:span></text:p>
        <text:p text:style-name="P15">This file is a comma-separated text file that lists the relationships between markers and genes that Biofilter finds in the LOKI database. <text:s/>The file has the following columns:</text:p>
        <text:list xml:id="list149748176" text:style-name="L5">
          <text:list-item>
            <text:p text:style-name="P40">Chrom<text:line-break/><text:span text:style-name="T12">The chromosome of the marker.</text:span></text:p>
          </text:list-item>
          <text:list-item>
            <text:p text:style-name="P40">RSID<text:line-break/><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40">Gene Name<text:line-break/><text:span text:style-name="T12">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3">snp-gene-map.csv</text:span></text:p>
        <text:p text:style-name="P15">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186424155" text:style-name="L6">
          <text:list-item>
            <text:p text:style-name="P41">Chrom<text:line-break/><text:span text:style-name="T12">The cromosome of the marker.</text:span></text:p>
          </text:list-item>
          <text:list-item>
            <text:p text:style-name="P51"><text:span text:style-name="T13">RSID<text:line-break/></text:span><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41">Gene Name<text:line-break/><text:span text:style-name="T12">The name of the gene containing the marker. <text:s/>Note that if a given marker is in multiple genes, each SNP/gene combination will be on a separate line, as the location within the gene may be different for each SNP/gene pair.</text:span></text:p>
          </text:list-item>
          <text:list-item>
            <text:p text:style-name="P41">Location w/in Gene<text:line-break/><text:span text:style-name="T12">This describes the location of the marker within the associated gene. <text:s/>This value can take one of the following values:</text:span></text:p>
            <text:list>
              <text:list-item>
                <text:p text:style-name="P41">Interior<text:line-break/><text:span text:style-name="T12">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41">Flanking<text:line-break/><text:span text:style-name="T12">The SNP is located outside the canonical boundaries of the gene, but inside the population specific boundaries.</text:span></text:p>
              </text:list-item>
              <text:list-item>
                <text:p text:style-name="P41">Exterior<text:line-break/><text:span text:style-name="T12">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5">Suffix: <text:span text:style-name="T13">model-archive.gene-gene</text:span></text:p>
        <text:p text:style-name="P15">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5">The columns of the file are:</text:p>
        <text:list xml:id="list469646542" text:style-name="L7">
          <text:list-item>
            <text:p text:style-name="P42">Gene 1, Gene 2<text:span text:style-name="T12"><text:line-break/>The first two columns are the internal indices of the genes for the given model. <text:s/>The indices can be converted to actual genes through the use of the </text:span><text:span text:style-name="T12"><text:bookmark-ref text:reference-format="text" text:ref-name="__RefHeading__2600_1106887530">Gene Definition</text:bookmark-ref></text:span><text:span text:style-name="T12"> report.</text:span></text:p>
          </text:list-item>
          <text:list-item>
            <text:p text:style-name="P42">Implication Index<text:line-break/><text:span text:style-name="T12">The third column lists the implication index of the model. <text:s/>See the </text:span><text:span text:style-name="T12"><text:bookmark-ref text:reference-format="text" text:ref-name="__RefHeading__4075_607574221">Model Production</text:bookmark-ref></text:span><text:span text:style-name="T12"> section for details on how the implication index is calculated.</text:span></text:p>
          </text:list-item>
        </text:list>
        <text:p text:style-name="P15">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3">model-archive.genes</text:span></text:p>
        <text:p text:style-name="P15">This report is a tab-delimited text file containing the list of genes used in model production by Biofilter. <text:s/>This list will contain all genes that contain at least one SNP from the input data source, and the columns are as follows:</text:p>
        <text:list xml:id="list217833998" text:style-name="L8">
          <text:list-item>
            <text:p text:style-name="P43">Gene Idx<text:line-break/><text:span text:style-name="T12">Column 1 lists the gene index used in the Gene/Gene models. <text:s/>This is the internal index used by Biofilter, and this file gives the conversion from gene index to actual gene.</text:span></text:p>
          </text:list-item>
          <text:list-item>
            <text:p text:style-name="P43">Name<text:line-break/><text:span text:style-name="T12">The canonical name of the gene</text:span></text:p>
          </text:list-item>
          <text:list-item>
            <text:p text:style-name="P43">True Begin, True End<text:line-break/><text:span text:style-name="T12">Columns 3 and 4 list the canonical (NO-LD) boundaries of the gene, in base pair locations.</text:span></text:p>
          </text:list-item>
          <text:list-item>
            <text:p text:style-name="P43">Eff. Begin, Eff. End<text:line-break/><text:span text:style-name="T12">Columns 5 and 6 list the population specific boundaries of the gene. <text:s/>When using the NO-LD population, these columns should be identical to columns 3 and 4.</text:span></text:p>
          </text:list-item>
          <text:list-item>
            <text:p text:style-name="P43">Groups<text:line-break/><text:span text:style-name="T12">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43">Aliases<text:line-break/><text:span text:style-name="T12">Column 8 lists all of the aliases available for the gene, separated by a pipe (|). <text:s/>This list even includes potentially ambiguous aliases for this gene.</text:span></text:p>
          </text:list-item>
          <text:list-item>
            <text:p text:style-name="P43"><text:soft-page-break/>SNPs<text:line-break/><text:span text:style-name="T12">Column 9 lists the indexes of the SNPs included in this gene, separated by a pipe (|). <text:s/>See </text:span><text:span text:style-name="T12"><text:bookmark-ref text:reference-format="text" text:ref-name="__RefHeading__2450_1106887530">Marker Info Report</text:bookmark-ref></text:span><text:span text:style-name="T12">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3">model-archive.snp-snp</text:span></text:p>
        <text:p text:style-name="P15">This file is a tab-delimited listing of all of the SNP/SNP models generated by Biofilter. <text:s/>The models are organized by implication index, and the file has the following columns:</text:p>
        <text:list xml:id="list1238332794" text:style-name="L9">
          <text:list-item>
            <text:p text:style-name="P44">SNP 1, SNP 2<text:line-break/><text:span text:style-name="T12">The first two columns list the SNP indices of the SNPs in the given model. <text:s/>See </text:span><text:span text:style-name="T12"><text:bookmark-ref text:reference-format="text" text:ref-name="__RefHeading__2450_1106887530">Marker Info Report</text:bookmark-ref></text:span><text:span text:style-name="T12"> for information on converting the SNP index to an RSID.</text:span></text:p>
          </text:list-item>
          <text:list-item>
            <text:p text:style-name="P44">Implication Index<text:line-break/><text:span text:style-name="T12">This is the implication index of the model, which is a proxy for the strength of the model. <text:s/>See </text:span><text:span text:style-name="T12"><text:bookmark-ref text:reference-format="text" text:ref-name="__RefHeading__4075_607574221">Model Production</text:bookmark-ref></text:span><text:span text:style-name="T12">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3">gene-coverage.csv</text:span></text:p>
        <text:p text:style-name="P15">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2163510994" text:style-name="L10">
          <text:list-item>
            <text:p text:style-name="P45">Gene<text:span text:style-name="T12"><text:line-break/>The first column of the file gives the canonical name of the gene.</text:span></text:p>
          </text:list-item>
          <text:list-item>
            <text:p text:style-name="P45">Total<text:line-break/><text:span text:style-name="T12">The second column gives the total number of markers contained in all files that were given. <text:s/>Each gene should have at least one marker associated with it in this file.</text:span></text:p>
          </text:list-item>
          <text:list-item>
            <text:p text:style-name="P50">All SNPs<text:span text:style-name="T23">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50"><text:span text:style-name="T22">&lt;filename&gt;<text:line-break/></text:span><text:span text:style-name="T23">This column lists the total number of markers from the file associated with a gene. <text:s/>This column is repeated for each input platform given.</text:span></text:p>
          </text:list-item>
          <text:list-item>
            <text:p text:style-name="P52"><text:soft-page-break/><text:span text:style-name="T21">&lt;filename&gt; SNPs</text:span><text:span text:style-name="T23">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3">missing-snps.txt</text:span></text:p>
        <text:p text:style-name="Text_20_body"><text:span text:style-name="T12">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2"><text:bookmark-ref text:reference-format="text" text:ref-name="__RefHeading__225_1106887530">RS_SOURCE</text:bookmark-ref></text:span><text:span text:style-name="T12">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631104839" text:style-name="L11">
          <text:list-item>
            <text:p text:style-name="P46">ID<text:line-break/>T<text:span text:style-name="T12">he first column is the internal ID of the group. <text:s/>This ID can be found in the </text:span><text:span text:style-name="T12"><text:bookmark-ref text:reference-format="text" text:ref-name="__RefHeading__2600_1106887530">Gene Definition</text:bookmark-ref></text:span><text:span text:style-name="T12"> report when generating gene/gene models.</text:span></text:p>
          </text:list-item>
          <text:list-item>
            <text:p text:style-name="P46">Name<text:line-break/><text:span text:style-name="T12">The second column lists the name of the group, as given by the originating data source.</text:span></text:p>
          </text:list-item>
          <text:list-item>
            <text:p text:style-name="P46">Description<text:line-break/><text:span text:style-name="T12">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990164970" text:style-name="L12">
          <text:list-item>
            <text:p text:style-name="P47">Name<text:line-break/><text:span text:style-name="T12">The first column lists the canonical name of the gene.</text:span></text:p>
          </text:list-item>
          <text:list-item>
            <text:p text:style-name="P47">Alias<text:line-break/><text:span text:style-name="T12">The second column lists an alias for this gene. <text:s/>Note that each line will have only a single gene/alias pair, so it is possible for a gene to appear on multiple lines.</text:span></text:p>
          </text:list-item>
          <text:list-item>
            <text:p text:style-name="P47">Chrom<text:line-break/><text:span text:style-name="T12">Column 3 lists the chromosome on which the gene is located.</text:span></text:p>
          </text:list-item>
          <text:list-item>
            <text:p text:style-name="P47">Start, End<text:line-break/><text:span text:style-name="T12">Columns 4 and 5 list the start and ending base pair location of the gene, respectively. <text:s/>Note that this start and stop position are for the given population, if available.</text:span></text:p>
          </text:list-item>
          <text:list-item>
            <text:p text:style-name="P47">Description<text:line-break/><text:span text:style-name="T12">Column 6 gives a description of the gene, as found in the LOKI database.</text:span></text:p>
          </text:list-item>
          <text:list-item>
            <text:p text:style-name="P47">Alias Type<text:line-break/><text:span text:style-name="T12">The final column lists the type of alias for the gene, which corresponds to the source of the information. <text:s/>As of Biofilter 1.1, the following alias types are available:</text:span></text:p>
            <text:list>
              <text:list-item>
                <text:p text:style-name="P53">Ensembl</text:p>
              </text:list-item>
              <text:list-item>
                <text:p text:style-name="P53">Protein Accession ID</text:p>
              </text:list-item>
              <text:list-item>
                <text:p text:style-name="P53">mRNA Accession ID</text:p>
              </text:list-item>
              <text:list-item>
                <text:p text:style-name="P53">Entrez ID</text:p>
              </text:list-item>
              <text:list-item>
                <text:p text:style-name="P53">Entrez Gene</text:p>
              </text:list-item>
              <text:list-item>
                <text:p text:style-name="P53">Uniprot</text:p>
              </text:list-item>
              <text:list-item>
                <text:p text:style-name="P53">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4">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3">WARNING:</text:span><text:span text:style-name="T12"> This feature has not been well tested, and may cause compatibility issues among different machines. <text:s/>If the only issue is long-term storage space, the user may be able to compress the text output sufficiently to avert the problem.</text:span></text:p>
        <text:p text:style-name="P18"><text:bookmark-start text:name="page33"/><text:bookmark-end text:name="page33"/><text:span text:style-name="Absatz-Standardschriftart"><text:span text:style-name="T1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13H08M29S</meta:editing-duration>
    <meta:generator>OpenOffice.org/3.2$Unix OpenOffice.org_project/320m19$Build-9505</meta:generator>
    <dc:date>2012-04-18T12:48:08</dc:date>
    <dc:creator>John Wallace</dc:creator>
    <meta:editing-cycles>60</meta:editing-cycles>
    <meta:document-statistic meta:table-count="1" meta:image-count="0" meta:object-count="0" meta:page-count="34" meta:paragraph-count="659" meta:word-count="9040" meta:character-count="55157"/>
  </office:meta>
</office:document-meta>
</file>